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5.5cm" svg:y="3.6cm">
          <text:p text:style-name="P1">DCD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cm" svg:height="2cm" svg:x="5.5cm" svg:y="7.1cm">
          <text:p text:style-name="P1">Quanti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5.6cm" svg:x2="6.5cm" svg:y2="7.1cm">
          <text:p/>
        </draw:line>
        <draw:line draw:style-name="gr2" draw:text-style-name="P1" draw:layer="layout" svg:x1="8cm" svg:y1="5.6cm" svg:x2="8cm" svg:y2="7.1cm">
          <text:p/>
        </draw:line>
        <draw:line draw:style-name="gr2" draw:text-style-name="P1" draw:layer="layout" svg:x1="9.4cm" svg:y1="5.6cm" svg:x2="9.4cm" svg:y2="7.1cm">
          <text:p/>
        </draw:line>
        <draw:custom-shape draw:style-name="gr3" draw:text-style-name="P1" draw:layer="layout" svg:width="9.5cm" svg:height="3.5cm" svg:x="3.5cm" svg:y="10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0.962cm" svg:x="6.1cm" svg:y="10.4cm">
          <draw:text-box>
            <text:p>Compressor</text:p>
          </draw:text-box>
        </draw:frame>
        <draw:custom-shape draw:style-name="gr5" draw:text-style-name="P2" draw:id="id1" draw:layer="layout" svg:width="2.5cm" svg:height="1.5cm" svg:x="4cm" svg:y="11.6cm">
          <text:p text:style-name="P1"><text:span text:style-name="T1">Arithmetic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3" draw:layer="layout" svg:width="2.5cm" svg:height="1.5cm" svg:x="7cm" svg:y="11.6cm">
          <text:p text:style-name="P1"><text:span text:style-name="T1">Arithmetic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4" draw:layer="layout" svg:width="2.5cm" svg:height="1.5cm" svg:x="10.1cm" svg:y="11.6cm">
          <text:p text:style-name="P1"><text:span text:style-name="T1">Arithmetic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2cm" svg:x="5.7cm" svg:y="14.6cm">
          <text:p text:style-name="P1">Compressed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cm" svg:y1="9.1cm" svg:x2="6.4cm" svg:y2="10.1cm">
          <text:p/>
        </draw:line>
        <draw:line draw:style-name="gr2" draw:text-style-name="P1" draw:layer="layout" svg:x1="8cm" svg:y1="9.1cm" svg:x2="8cm" svg:y2="10.1cm">
          <text:p/>
        </draw:line>
        <draw:line draw:style-name="gr2" draw:text-style-name="P1" draw:layer="layout" svg:x1="9.4cm" svg:y1="9.1cm" svg:x2="9.4cm" svg:y2="10.1cm">
          <text:p/>
        </draw:line>
        <draw:connector draw:style-name="gr2" draw:text-style-name="P1" draw:layer="layout" svg:x1="5.25cm" svg:y1="13.1cm" svg:x2="8.2cm" svg:y2="14.6cm" draw:start-shape="id1" draw:start-glue-point="2" draw:end-shape="id2" draw:end-glue-point="0" svg:d="m5250 13100v726h2950v774">
          <text:p/>
        </draw:connector>
        <draw:connector draw:style-name="gr2" draw:text-style-name="P1" draw:layer="layout" svg:x1="8.25cm" svg:y1="13.1cm" svg:x2="8.2cm" svg:y2="14.6cm" draw:start-shape="id3" draw:start-glue-point="2" draw:end-shape="id2" draw:end-glue-point="0" svg:d="m8250 13100v726h-50v774">
          <text:p/>
        </draw:connector>
        <draw:connector draw:style-name="gr2" draw:text-style-name="P1" draw:layer="layout" svg:x1="11.35cm" svg:y1="13.1cm" svg:x2="8.2cm" svg:y2="14.6cm" draw:start-shape="id4" draw:start-glue-point="2" draw:end-shape="id2" draw:end-glue-point="0" svg:d="m11350 13100v726h-3150v774">
          <text:p/>
        </draw:connector>
        <draw:connector draw:style-name="gr2" draw:text-style-name="P1" draw:layer="layout" draw:line-skew="2.65cm" svg:x1="10.5cm" svg:y1="8.1cm" svg:x2="10.7cm" svg:y2="15.6cm" draw:start-shape="id5" draw:start-glue-point="1" draw:end-shape="id2" svg:d="m10500 8100h3400v7500h-3200">
          <text:p/>
        </draw:connector>
        <draw:custom-shape draw:style-name="gr1" draw:text-style-name="P1" draw:layer="layout" svg:width="5cm" svg:height="2cm" svg:x="18.9cm" svg:y="3.6cm">
          <text:p text:style-name="P1">DCD</text:p>
          <text:p text:style-name="P1">Wri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2cm" svg:x="18.9cm" svg:y="7.1cm">
          <text:p text:style-name="P1">Dequantis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3.5cm" svg:x="16.9cm" svg:y="10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0.962cm" svg:x="19.5cm" svg:y="10.4cm">
          <draw:text-box>
            <text:p>Compressor</text:p>
          </draw:text-box>
        </draw:frame>
        <draw:custom-shape draw:style-name="gr5" draw:text-style-name="P2" draw:id="id8" draw:layer="layout" svg:width="2.5cm" svg:height="1.5cm" svg:x="17.4cm" svg:y="11.6cm">
          <text:p text:style-name="P1"><text:span text:style-name="T1">Arithmetic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9" draw:layer="layout" svg:width="2.5cm" svg:height="1.5cm" svg:x="20.4cm" svg:y="11.6cm">
          <text:p text:style-name="P1"><text:span text:style-name="T1">Arithmetic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0" draw:layer="layout" svg:width="2.5cm" svg:height="1.5cm" svg:x="23.5cm" svg:y="11.6cm">
          <text:p text:style-name="P1"><text:span text:style-name="T1">Arithmetic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2cm" svg:x="19.1cm" svg:y="14.6cm">
          <text:p text:style-name="P1">Compressed</text:p>
          <text:p text:style-name="P1">Fi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2.45cm" svg:x1="19.1cm" svg:y1="15.6cm" svg:x2="18.9cm" svg:y2="8.1cm" draw:start-shape="id6" draw:start-glue-point="3" draw:end-shape="id7" draw:end-glue-point="3" svg:d="m19100 15600h-3200v-7500h3000">
          <text:p/>
        </draw:connector>
        <draw:connector draw:style-name="gr2" draw:text-style-name="P1" draw:layer="layout" svg:x1="21.6cm" svg:y1="14.6cm" svg:x2="18.65cm" svg:y2="13.1cm" draw:start-shape="id6" draw:start-glue-point="0" draw:end-shape="id8" draw:end-glue-point="2" svg:d="m21600 14600v-774h-2950v-726">
          <text:p/>
        </draw:connector>
        <draw:connector draw:style-name="gr2" draw:text-style-name="P1" draw:layer="layout" svg:x1="21.6cm" svg:y1="14.6cm" svg:x2="21.65cm" svg:y2="13.1cm" draw:start-shape="id6" draw:start-glue-point="0" draw:end-shape="id9" draw:end-glue-point="2" svg:d="m21600 14600v-774h50v-726">
          <text:p/>
        </draw:connector>
        <draw:connector draw:style-name="gr2" draw:text-style-name="P1" draw:layer="layout" svg:x1="21.6cm" svg:y1="14.6cm" svg:x2="24.75cm" svg:y2="13.1cm" draw:start-shape="id6" draw:start-glue-point="0" draw:end-shape="id10" svg:d="m21600 14600v-774h3150v-726">
          <text:p/>
        </draw:connector>
        <draw:line draw:style-name="gr2" draw:text-style-name="P1" draw:layer="layout" svg:x1="19.9cm" svg:y1="10.1cm" svg:x2="19.9cm" svg:y2="9.1cm">
          <text:p/>
        </draw:line>
        <draw:line draw:style-name="gr2" draw:text-style-name="P1" draw:layer="layout" svg:x1="21.4cm" svg:y1="10.1cm" svg:x2="21.4cm" svg:y2="9.1cm">
          <text:p/>
        </draw:line>
        <draw:line draw:style-name="gr2" draw:text-style-name="P1" draw:layer="layout" svg:x1="22.9cm" svg:y1="10.1cm" svg:x2="22.9cm" svg:y2="9.1cm">
          <text:p/>
        </draw:line>
        <draw:line draw:style-name="gr2" draw:text-style-name="P1" draw:layer="layout" svg:x1="22.9cm" svg:y1="7.1cm" svg:x2="22.9cm" svg:y2="5.6cm">
          <text:p/>
        </draw:line>
        <draw:line draw:style-name="gr2" draw:text-style-name="P1" draw:layer="layout" svg:x1="21.4cm" svg:y1="7.1cm" svg:x2="21.4cm" svg:y2="5.6cm">
          <text:p/>
        </draw:line>
        <draw:line draw:style-name="gr2" draw:text-style-name="P1" draw:layer="layout" svg:x1="19.9cm" svg:y1="7.1cm" svg:x2="19.9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6T02:56:29</meta:creation-date>
    <dc:date>2009-11-06T03:09:48</dc:date>
    <meta:editing-duration>PT00H13M19S</meta:editing-duration>
    <meta:editing-cycles>5</meta:editing-cycles>
    <meta:generator>OpenOffice.org/3.1$Linux OpenOffice.org_project/310m19$Build-9420</meta:generator>
    <meta:document-statistic meta:object-count="36"/>
  </office:meta>
</office:document-meta>
</file>